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REF-EXIGENCE">
      <style:text-properties officeooo:paragraph-rsid="00190992"/>
    </style:style>
    <style:style style:name="P2" style:family="paragraph" style:parent-style-name="Standard">
      <style:text-properties officeooo:paragraph-rsid="0011ad83"/>
    </style:style>
    <style:style style:name="P3" style:family="paragraph" style:parent-style-name="Addressee">
      <style:text-properties fo:color="#0000cc" loext:opacity="100%" fo:font-size="11pt" fo:font-style="italic" officeooo:rsid="0015b374" officeooo:paragraph-rsid="0015dae0" fo:background-color="transparent"/>
    </style:style>
    <style:style style:name="T1" style:family="text">
      <style:text-properties officeooo:rsid="001480f1"/>
    </style:style>
    <style:style style:name="T2" style:family="text">
      <style:text-properties fo:color="#0000cc" loext:opacity="100%" officeooo:rsid="001480f1" fo:background-color="transparent" loext:char-shading-value="0"/>
    </style:style>
    <style:style style:name="T3" style:family="text">
      <style:text-properties fo:color="#0000cc" loext:opacity="100%" officeooo:rsid="00190992" fo:background-color="transparent" loext:char-shading-value="0"/>
    </style:style>
    <style:style style:name="T4" style:family="text">
      <style:text-properties fo:color="#0000cc" loext:opacity="100%" fo:font-size="11pt" fo:font-style="italic" officeooo:rsid="0015b374" fo:background-color="transparent" loext:char-shading-value="0"/>
    </style:style>
    <style:style style:name="T5" style:family="text">
      <style:text-properties fo:color="#0000cc" loext:opacity="100%" fo:font-size="11pt" fo:font-style="italic" officeooo:rsid="00190992" fo:background-color="transparent" loext:char-shading-value="0"/>
    </style:style>
    <style:style style:name="T6" style:family="text">
      <style:text-properties fo:color="#0000cc" loext:opacity="100%" fo:font-size="11pt" fo:font-style="italic" officeooo:rsid="001480f1" fo:background-color="transparent" loext:char-shading-value="0"/>
    </style:style>
    <style:style style:name="T7" style:family="text">
      <style:text-properties fo:color="#0000cc" loext:opacity="100%" fo:font-size="11pt" fo:font-style="italic" officeooo:rsid="001a49c7" fo:background-color="transparent" loext:char-shading-value="0"/>
    </style:style>
    <style:style style:name="T8" style:family="text">
      <style:text-properties fo:color="#0000cc" loext:opacity="100%" fo:font-size="11pt" fo:font-style="italic" officeooo:rsid="001f658d" fo:background-color="transparent" loext:char-shading-value="0"/>
    </style:style>
    <style:style style:name="T9" style:family="text">
      <style:text-properties fo:color="#0000cc" loext:opacity="100%" fo:font-size="11pt" fo:font-style="italic" officeooo:rsid="002085e6" fo:background-color="transparent" loext:char-shading-value="0"/>
    </style:style>
    <style:style style:name="T10" style:family="text">
      <style:text-properties fo:color="#0000cc" loext:opacity="100%" fo:font-size="11pt" fo:font-style="italic" officeooo:rsid="0026d3f3" fo:background-color="transparent" loext:char-shading-value="0"/>
    </style:style>
    <style:style style:name="T11" style:family="text">
      <style:text-properties fo:color="#0000cc" loext:opacity="100%" fo:font-size="11pt" fo:font-style="italic" officeooo:rsid="00278646" fo:background-color="transparent" loext:char-shading-value="0"/>
    </style:style>
    <style:style style:name="T12" style:family="text">
      <style:text-properties officeooo:rsid="00190992"/>
    </style:style>
    <style:style style:name="T13" style:family="text">
      <style:text-properties officeooo:rsid="001a49c7"/>
    </style:style>
    <style:style style:name="T14" style:family="text">
      <style:text-properties fo:font-size="11pt" officeooo:rsid="0015b374" fo:background-color="transparent" loext:char-shading-value="0"/>
    </style:style>
    <style:style style:name="T15" style:family="text">
      <style:text-properties fo:font-size="11pt" officeooo:rsid="00190992" fo:background-color="transparent" loext:char-shading-value="0"/>
    </style:style>
    <style:style style:name="T16" style:family="text">
      <style:text-properties fo:font-size="11pt" officeooo:rsid="001a49c7" fo:background-color="transparent" loext:char-shading-value="0"/>
    </style:style>
    <style:style style:name="T17" style:family="text">
      <style:text-properties fo:font-size="11pt" officeooo:rsid="001f658d" fo:background-color="transparent" loext:char-shading-value="0"/>
    </style:style>
    <style:style style:name="T18" style:family="text">
      <style:text-properties fo:font-size="11pt" officeooo:rsid="002085e6" fo:background-color="transparent" loext:char-shading-value="0"/>
    </style:style>
    <style:style style:name="T19" style:family="text">
      <style:text-properties fo:font-size="11pt" officeooo:rsid="00278646" fo:background-color="transparent" loext:char-shading-value="0"/>
    </style:style>
    <style:style style:name="T20" style:family="text">
      <style:text-properties officeooo:rsid="001f658d"/>
    </style:style>
    <style:style style:name="T21" style:family="text">
      <style:text-properties officeooo:rsid="0026d3f3"/>
    </style:style>
    <style:style style:name="T22" style:family="text">
      <style:text-properties officeooo:rsid="002786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eci est un paragraphe.</text:p>
      <text:p text:style-name="P2"/>
      <text:p text:style-name="REF-EXIGENCE">Exigence-001</text:p>
      <text:p text:style-name="TITRE-EXIGENCE"><text:span text:style-name="T21">Titre exigence 001</text:span></text:p>
      <text:p text:style-name="CORPS-EXIGENCE"><text:span text:style-name="T21">Contenu exigence 001</text:span></text:p>
      <text:p text:style-name="VERIF-EXIGENCE">Vérification : démonstration <text:span text:style-name="T21">exigence 001</text:span></text:p>
      <text:p text:style-name="P2"/>
      <text:p text:style-name="Addressee">Ceci est un paragraphe.</text:p>
      <text:p text:style-name="Addressee"/>
      <text:p text:style-name="REF-EXIGENCE">Exigence-00<text:span text:style-name="T1">2</text:span></text:p>
      <text:p text:style-name="TITRE-EXIGENCE"><text:span text:style-name="T21">Titre exigence 002</text:span></text:p>
      <text:p text:style-name="CORPS-EXIGENCE"><text:span text:style-name="T21">Contenu exigence 002</text:span></text:p>
      <text:p text:style-name="VERIF-EXIGENCE">Vérification : <text:span text:style-name="T4">test </text:span><text:span text:style-name="T10">exigence 002</text:span></text:p>
      <text:p text:style-name="Standard"/>
      <text:p text:style-name="Standard"/>
      <text:p text:style-name="Standard"/>
      <text:p text:style-name="TITRE-EXIGENCE"><text:span text:style-name="T21">Titre exigence sans référence</text:span></text:p>
      <text:p text:style-name="CORPS-EXIGENCE"><text:span text:style-name="T21">Contenu exigence sans référence</text:span></text:p>
      <text:p text:style-name="VERIF-EXIGENCE"><text:span text:style-name="T4">Vérification : test </text:span><text:span text:style-name="T10">exigence sans référence</text:span></text:p>
      <text:p text:style-name="P1"/>
      <text:p text:style-name="REF-EXIGENCE">Exigence-00<text:span text:style-name="T12">3</text:span></text:p>
      <text:p text:style-name="TITRE-EXIGENCE"><text:span text:style-name="T12">T</text:span>itre exigence 003</text:p>
      <text:p text:style-name="CORPS-EXIGENCE"><text:span text:style-name="T21">Contenu exigence 003</text:span></text:p>
      <text:p text:style-name="P3"/>
      <text:p text:style-name="REF-EXIGENCE">Exigence-00<text:span text:style-name="T13">4</text:span></text:p>
      <text:p text:style-name="CORPS-EXIGENCE"><text:span text:style-name="T13">C</text:span>ontenu exigence 004</text:p>
      <text:p text:style-name="TITRE-EXIGENCE"><text:span text:style-name="T10">Titre exigence 004</text:span></text:p>
      <text:p text:style-name="VERIF-EXIGENCE"><text:span text:style-name="T4">Vérification : test </text:span><text:span text:style-name="T10">exigence 004</text:span></text:p>
      <text:p text:style-name="Standard"/>
      <text:p text:style-name="Standard">Ceci est un paragraphe.</text:p>
      <text:p text:style-name="Standard"/>
      <text:p text:style-name="REF-EXIGENCE">Exigence-00<text:span text:style-name="T20">5</text:span></text:p>
      <text:p text:style-name="TITRE-EXIGENCE">Titre exigence 005</text:p>
      <text:p text:style-name="CORPS-EXIGENCE">Contenu exigence 005</text:p>
      <text:p text:style-name="VERIF-EXIGENCE">Vérification : test <text:span text:style-name="T22">exigence 005</text:span></text:p>
      <text:p text:style-name="Standard"/>
      <text:p text:style-name="Standard"/>
      <text:p text:style-name="TITRE-EXIGENCE"><text:span text:style-name="T8">Titre exigence </text:span><text:span text:style-name="T11">sans référence 6</text:span></text:p>
      <text:p text:style-name="CORPS-EXIGENCE"><text:span text:style-name="T17">Contenu exigence </text:span><text:span text:style-name="T19">sans référence </text:span><text:span text:style-name="T18">6</text:span></text:p>
      <text:p text:style-name="VERIF-EXIGENCE">Vérification : test <text:span text:style-name="T22">exigence sans référence 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REF-EXIGENCE" style:family="paragraph" style:parent-style-name="Standard">
      <style:text-properties officeooo:rsid="00144d97" fo:background-color="#ffff99"/>
    </style:style>
    <style:style style:name="TITRE-EXIGENCE" style:family="paragraph" style:parent-style-name="REF-EXIGENCE">
      <style:paragraph-properties fo:margin-left="1cm" fo:margin-right="0cm" fo:text-indent="0cm" style:auto-text-indent="false"/>
      <style:text-properties fo:color="#0000cc" loext:opacity="100%" officeooo:rsid="00144d97" fo:background-color="transparent"/>
    </style:style>
    <style:style style:name="CORPS-EXIGENCE" style:family="paragraph" style:parent-style-name="TITRE-EXIGENCE">
      <style:paragraph-properties fo:margin-left="0cm" fo:margin-right="0cm" fo:text-indent="0cm" style:auto-text-indent="false"/>
      <style:text-properties style:use-window-font-color="true" loext:opacity="0%" officeooo:rsid="00144d97"/>
    </style:style>
    <style:style style:name="VERIF-EXIGENCE" style:family="paragraph" style:parent-style-name="CORPS-EXIGENCE">
      <style:paragraph-properties fo:padding="0.049cm" fo:border-left="none" fo:border-right="none" fo:border-top="none" fo:border-bottom="0.06pt solid #000000"/>
      <style:text-properties fo:color="#0000cc" loext:opacity="100%" fo:font-size="11pt" fo:font-style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11T12:25:56.427491396</meta:creation-date>
    <dc:date>2021-06-11T22:22:30.965003187</dc:date>
    <meta:editing-duration>PT9H50M41S</meta:editing-duration>
    <meta:editing-cycles>26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28" meta:word-count="98" meta:character-count="668" meta:non-whitespace-character-count="598"/>
  </office:meta>
</office:document-meta>
</file>